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e698" officeooo:paragraph-rsid="0004e698"/>
    </style:style>
    <style:style style:name="T1" style:family="text">
      <style:text-properties officeooo:rsid="0004e698"/>
    </style:style>
    <style:style style:name="T2" style:family="text">
      <style:text-properties officeooo:rsid="000574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 Klassenarbeit<text:span text:style-name="T2">en</text:span> [doppelte Wertung]</text:p>
      <text:p text:style-name="P1">mind. 4 sonstige Noten (Test, Protokoll, usw.) [einfache Wertung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3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3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2T11:41:11.526380450</meta:creation-date>
    <meta:generator>LibreOffice/7.4.0.3$Linux_X86_64 LibreOffice_project/40$Build-3</meta:generator>
    <dc:date>2022-09-02T11:42:54.843269096</dc:date>
    <meta:editing-duration>PT1M43S</meta:editing-duration>
    <meta:editing-cycles>2</meta:editing-cycles>
    <meta:document-statistic meta:table-count="0" meta:image-count="0" meta:object-count="0" meta:page-count="1" meta:paragraph-count="2" meta:word-count="13" meta:character-count="101" meta:non-whitespace-character-count="90"/>
  </office:meta>
</office:document-meta>
</file>